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1.001cm" table:align="margins" style:shadow="none"/>
    </style:style>
    <style:style style:name="Table1.A" style:family="table-column">
      <style:table-column-properties style:column-width="7.001cm" style:rel-column-width="21845*"/>
    </style:style>
    <style:style style:name="Table1.1" style:family="table-row">
      <style:table-row-properties style:min-row-height="2.487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514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2.54cm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Действие:</text:p>
            <text:p text:style-name="P1">Спеть песню</text:p>
          </table:table-cell>
          <table:table-cell table:style-name="Table1.A1" office:value-type="string">
            <text:p text:style-name="P1">Действие:</text:p>
            <text:p text:style-name="P1">Показать фокус</text:p>
          </table:table-cell>
          <table:table-cell table:style-name="Table1.C1" office:value-type="string">
            <text:p text:style-name="P1">Действие:</text:p>
            <text:p text:style-name="P1">Сочинить стих</text:p>
          </table:table-cell>
        </table:table-row>
        <table:table-row table:style-name="Table1.1">
          <table:table-cell table:style-name="Table1.A5" office:value-type="string">
            <text:p text:style-name="P1">Действие:</text:p>
            <text:p text:style-name="P1">Сбегать за пивасиком</text:p>
          </table:table-cell>
          <table:table-cell table:style-name="Table1.B5" office:value-type="string">
            <text:p text:style-name="P1">Действие:</text:p>
            <text:p text:style-name="P1">Танцевать танец</text:p>
            <text:p text:style-name="P1">«Маленьких утят» </text:p>
          </table:table-cell>
          <table:table-cell table:style-name="Table1.C5" office:value-type="string">
            <text:p text:style-name="P1">Действие:</text:p>
            <text:p text:style-name="P1">После каждого числа</text:p>
            <text:p text:style-name="P1">говорить: «Пряблок»</text:p>
          </table:table-cell>
        </table:table-row>
        <table:table-row table:style-name="Table1.3">
          <table:table-cell table:style-name="Table1.A5" office:value-type="string">
            <text:p text:style-name="P1">Действие:</text:p>
            <text:p text:style-name="P1">Найти инопланетную форму жизни</text:p>
          </table:table-cell>
          <table:table-cell table:style-name="Table1.B5" office:value-type="string">
            <text:p text:style-name="P1">Действие:</text:p>
            <text:p text:style-name="P1">Сфотографироваться</text:p>
            <text:p text:style-name="P1">со знаменитостью</text:p>
          </table:table-cell>
          <table:table-cell table:style-name="Table1.C5" office:value-type="string">
            <text:p text:style-name="P1">Действие:</text:p>
            <text:p text:style-name="P1">Рассказать анекдот</text:p>
          </table:table-cell>
        </table:table-row>
        <table:table-row table:style-name="Table1.1">
          <table:table-cell table:style-name="Table1.A4" office:value-type="string">
            <text:p text:style-name="P1">Действие:</text:p>
            <text:p text:style-name="P1">Пустить шептуна</text:p>
          </table:table-cell>
          <table:table-cell table:style-name="Table1.B5" office:value-type="string">
            <text:p text:style-name="P1">Действие:</text:p>
            <text:p text:style-name="P1">Сделать нечто непредсказуемое</text:p>
          </table:table-cell>
          <table:table-cell table:style-name="Table1.C5" office:value-type="string">
            <text:p text:style-name="P1">Действие:</text:p>
            <text:p text:style-name="P1">Нарисовать автопортрет</text:p>
            <text:p text:style-name="P1">при помощи соседа</text:p>
          </table:table-cell>
        </table:table-row>
        <table:table-row table:style-name="Table1.5">
          <table:table-cell table:style-name="Table1.A5" office:value-type="string">
            <text:p text:style-name="P1">Действие:</text:p>
            <text:p text:style-name="P1">Со стаканом воды станцевать чечетку</text:p>
          </table:table-cell>
          <table:table-cell table:style-name="Table1.B5" office:value-type="string">
            <text:p text:style-name="P1">Действие:</text:p>
            <text:p text:style-name="P1">Произнести скороговорку</text:p>
          </table:table-cell>
          <table:table-cell table:style-name="Table1.C5" office:value-type="string">
            <text:p text:style-name="P1">Действие:</text:p>
            <text:p text:style-name="P1">Изобразить пьяного</text:p>
          </table:table-cell>
        </table:table-row>
        <table:table-row table:style-name="Table1.3">
          <table:table-cell table:style-name="Table1.A6" office:value-type="string">
            <text:p text:style-name="P1">Действие:</text:p>
            <text:p text:style-name="P1">В конце каждой фразы</text:p>
            <text:p text:style-name="P1">говорить: «Ёк макарёк»</text:p>
          </table:table-cell>
          <table:table-cell table:style-name="Table1.B6" office:value-type="string">
            <text:p text:style-name="P1">Действие:</text:p>
            <text:p text:style-name="P1">Прыгнуть в воду</text:p>
            <text:p text:style-name="P1">в одежде</text:p>
          </table:table-cell>
          <table:table-cell table:style-name="Table1.C6" office:value-type="string">
            <text:p text:style-name="P1">Действие:</text:p>
            <text:p text:style-name="P1">Построить карточный домик</text:p>
          </table:table-cell>
        </table:table-row>
        <table:table-row table:style-name="Table1.3">
          <table:table-cell table:style-name="Table1.A7" office:value-type="string">
            <text:p text:style-name="P1">Действие:</text:p>
            <text:p text:style-name="P1">Нарисовать усы и носить до конца игры</text:p>
          </table:table-cell>
          <table:table-cell table:style-name="Table1.B7" office:value-type="string">
            <text:p text:style-name="P1">Действие:</text:p>
            <text:p text:style-name="P1">Показать 7 разных эмоций </text:p>
          </table:table-cell>
          <table:table-cell table:style-name="Table1.C7" office:value-type="string">
            <text:p text:style-name="P1">Действие:</text:p>
            <text:p text:style-name="P1">Произнести</text:p>
            <text:p text:style-name="P1">кавказский тост</text:p>
          </table:table-cell>
        </table:table-row>
        <table:table-row table:style-name="Table1.3">
          <table:table-cell table:style-name="Table1.A8" office:value-type="string">
            <text:p text:style-name="P1">Действие:</text:p>
            <text:p text:style-name="P1">Молча показать чем занимаетесь на работе</text:p>
          </table:table-cell>
          <table:table-cell table:style-name="Table1.B8" office:value-type="string">
            <text:p text:style-name="P1">Действие:</text:p>
            <text:p text:style-name="P1">Придумать рекламу любому предмету</text:p>
          </table:table-cell>
          <table:table-cell table:style-name="Table1.C8" office:value-type="string">
            <text:p text:style-name="P1">Действие:</text:p>
            <text:p text:style-name="P1">Отгадать на ощупь 3 предмет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lia </meta:initial-creator>
    <meta:creation-date>2016-08-11T10:36:48</meta:creation-date>
    <meta:printed-by>Illia </meta:printed-by>
    <meta:print-date>2016-08-11T10:56:37</meta:print-date>
    <dc:date>2016-08-11T11:43:17</dc:date>
    <dc:creator>Illia </dc:creator>
    <meta:editing-duration>PT7M27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1" meta:paragraph-count="55" meta:word-count="114" meta:character-count="863" meta:non-whitespace-character-count="802"/>
  </office:meta>
</office:document-meta>
</file>